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6.223cm" svg:x="3.794cm" svg:y="8.62cm">
          <text:p text:style-name="P1"><text:span text:style-name="T1">Complex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.731cm" svg:height="6.223cm" svg:x="10.525cm" svg:y="8.62cm">
          <text:p text:style-name="P1"><text:span text:style-name="T1">Complicated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.731cm" svg:height="6.223cm" svg:x="3.794cm" svg:y="14.843cm">
          <text:p text:style-name="P1"><text:span text:style-name="T1">Chaot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6.731cm" svg:height="6.223cm" svg:x="10.525cm" svg:y="14.843cm">
          <text:p text:style-name="P1"><text:span text:style-name="T1">Simpl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draw:layer="layout" svg:width="4.064cm" svg:height="2.794cm" svg:x="8.493cm" svg:y="13.446cm">
          <text:p text:style-name="P2">Disorder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3" draw:layer="layout" svg:width="3.455cm" svg:height="1.169cm" svg:x="5.292cm" svg:y="12.531cm">
          <text:p text:style-name="P3"><text:span text:style-name="T2">SCRU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io Palminio</meta:initial-creator>
    <meta:creation-date>2015-07-23T20:15:57</meta:creation-date>
    <dc:date>2015-07-23T20:23:52</dc:date>
    <dc:creator>Dario Palminio</dc:creator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